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c43" officeooo:paragraph-rsid="0018ec43"/>
    </style:style>
    <style:style style:name="P2" style:family="paragraph" style:parent-style-name="Standard">
      <style:text-properties fo:font-size="10pt" officeooo:rsid="0018ec43" officeooo:paragraph-rsid="0018ec43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8ec43" officeooo:paragraph-rsid="0018ec43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officeooo:rsid="0018ec43" officeooo:paragraph-rsid="0018ec4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officeooo:rsid="0018ec43" officeooo:paragraph-rsid="0018ec43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M Mono 12"/>
    </style:style>
    <style:style style:name="T5" style:family="text">
      <style:text-properties style:font-name="DejaVu Sans"/>
    </style:style>
    <style:style style:name="T6" style:family="text">
      <style:text-properties style:font-name="DejaVu Sans" fo:font-weight="bold" style:font-weight-asian="bold" style:font-weight-complex="bold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DejaVu Sans Mono" fo:font-weight="bold" style:font-weight-asian="bold" style:font-weight-complex="bold"/>
    </style:style>
    <style:style style:name="T10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condo quanto previsto dalla Legge regionale numero 5/2014, ai comuni è fatto <text:s/>obbligo <text:s/>di <text:s/>spendere <text:s/>almeno <text:s/>il <text:s/>2 <text:s/>per cento delle somme <text:s/>loro <text:s/>trasferite come compartecipazione <text:s/>al <text:s/>gettito <text:s/>regionale dell’Imposta sul reddito delle persone fisiche (IRPEF) con <text:s/><text:span text:style-name="T1">"forme <text:s/>di <text:s/></text:span><text:span text:style-name="T2">democrazia <text:s/>partecipata</text:span><text:span text:style-name="T1">, <text:s/>utilizzando <text:s/>strumenti che <text:s/>coinvolgano <text:s/>la <text:s/>cittadinanza per la scelta di azioni di interesse comune."</text:span></text:p>
      <text:p text:style-name="P5"/>
      <text:p text:style-name="P5">Il <text:span text:style-name="T3">Comune di Catania</text:span> ottempera a questo obbligo predisponendo un insieme di proposte e sottoponendole a votazione attraverso mezzi telematici. A differenza di quanto avvenuto per consultazione precedente nella quale le preferenze erano comunicate via e-mail, per il 2017 il mezzo scelto dal comune è stata la piattaforma <text:span text:style-name="T3">Facebook</text:span>.</text:p>
      <text:p text:style-name="P5"/>
      <text:p text:style-name="P5"><text:span text:style-name="T3">Riteniamo inappropriata la scelta di un servizio gestito da una azienda privata </text:span><text:span text:style-name="T13">per un istituto importante come la Democrazia Partecipativa</text:span>, a maggior ragione in assenza di un accordo di servizio che fornisca garanzie sul corretto svolgimento della votazione.</text:p>
      <text:p text:style-name="P5"/>
      <text:p text:style-name="P3"><text:span text:style-name="T6">Rileviamo inoltre che così facendo si esclude chi, per scelta o per necessità, non possiede un account</text:span><text:span text:style-name="T5"> sulla suddetta piattaforma, che stimiamo attorno al 40% degli aventi diritto. Infatti, secondo quanto stimato da Facebook stessa, il numero di account Facebook in Italia non supererebbe i 28 milioni (fonte vincos.it) su un totale di 46.905.154 aventi diritto al voto in Italia (aventi diritto al voto per la camera dei deputati, fonte Ministero dell'Interno).</text:span> <text:s/></text:p>
      <text:p text:style-name="P2"/>
      <text:p text:style-name="P4"><text:span text:style-name="T12">Catania, 11/12/2017 </text:span><text:s text:c="76"/><text:span text:style-name="T8">#lifeoutoff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7874in" fo:margin-bottom="0.7874in" fo:margin-left="1.0937in" fo:margin-right="1.268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39:19.969536544</meta:creation-date>
    <dc:date>2018-04-24T16:53:00.396211337</dc:date>
    <meta:editing-duration>PT2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17" meta:character-count="1567" meta:non-whitespace-character-count="1256"/>
  </office:meta>
</office:document-meta>
</file>